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14"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5" style:family="paragraph">
      <style:paragraph-properties fo:text-align="center"/>
    </style:style>
    <style:style style:name="P16" style:family="paragraph">
      <style:paragraph-properties fo:text-align="center"/>
      <style:text-properties fo:font-size="8pt" style:font-size-asian="8pt" style:font-size-complex="8pt"/>
    </style:style>
    <style:style style:name="P17" style:family="paragraph">
      <style:text-properties fo:font-size="14pt" fo:font-style="italic" fo:font-weight="bold" style:font-size-asian="14pt" style:font-style-asian="italic" style:font-weight-asian="bold" style:font-size-complex="14pt" style:font-style-complex="italic" style:font-weight-complex="bold"/>
    </style:style>
    <style:style style:name="P18" style:family="paragraph">
      <style:text-properties fo:font-style="italic" style:font-style-asian="italic" style:font-style-complex="italic"/>
    </style:style>
    <style:style style:name="P19" style:family="paragraph">
      <style:text-properties fo:font-size="8pt" style:font-size-asian="8pt" style:font-size-complex="8pt"/>
    </style:style>
    <style:style style:name="P20" style:family="paragraph">
      <style:text-properties fo:font-size="10pt" style:font-size-asian="10pt" style:font-size-complex="10pt"/>
    </style:style>
    <style:style style:name="P21" style:family="paragraph">
      <style:text-properties fo:font-style="italic" fo:font-weight="bold" style:font-style-asian="italic" style:font-weight-asian="bold" style:font-style-complex="italic" style:font-weight-complex="bold"/>
    </style:style>
    <style:style style:name="P22" style:family="paragraph">
      <style:text-properties fo:font-size="6pt" style:font-size-asian="6pt" style:font-size-complex="6pt"/>
    </style:style>
    <style:style style:name="P23" style:family="paragraph">
      <style:paragraph-properties fo:text-align="center"/>
      <style:text-properties fo:font-size="10pt" style:font-size-asian="10pt" style:font-size-complex="10pt"/>
    </style:style>
    <style:style style:name="P24" style:family="paragraph">
      <style:paragraph-properties fo:text-align="center"/>
      <style:text-properties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style:text-position="sub 58%"/>
    </style:style>
    <style:style style:name="T11" style:family="text">
      <style:text-properties style:text-position="sub 58%" fo:font-style="italic" style:font-style-asian="italic" style:font-style-complex="italic"/>
    </style:style>
    <style:style style:name="T12" style:family="text">
      <style:text-properties fo:font-size="8pt" style:font-size-asian="8pt" style:font-size-complex="8pt"/>
    </style:style>
    <style:style style:name="T13" style:family="text">
      <style:text-properties fo:font-size="14pt" fo:font-style="italic" fo:font-weight="bold" style:font-size-asian="14pt" style:font-style-asian="italic" style:font-weight-asian="bold" style:font-size-complex="14pt" style:font-style-complex="italic" style:font-weight-complex="bold"/>
    </style:style>
    <style:style style:name="T14" style:family="text">
      <style:text-properties fo:font-size="12pt" style:font-size-asian="12pt" style:font-size-complex="12pt"/>
    </style:style>
    <style:style style:name="T15" style:family="text">
      <style:text-properties fo:font-size="10pt" style:font-size-asian="10pt" style:font-size-complex="10pt"/>
    </style:style>
    <style:style style:name="T16" style:family="text">
      <style:text-properties fo:font-size="6pt" style:font-size-asian="6pt" style:font-size-complex="6pt"/>
    </style:style>
    <style:style style:name="T17" style:family="text">
      <style:text-properties style:text-position="-33% 58%"/>
    </style:style>
    <style:style style:name="T18" style:family="text">
      <style:text-properties fo:font-size="10pt" fo:font-style="italic" style:font-size-asian="10pt" style:font-style-asian="italic" style:font-size-complex="10pt"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e6e6e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e6e6e6" draw:textarea-horizontal-align="center" draw:textarea-vertical-align="middle" style:run-through="foreground"/>
    </style:style>
    <style:style style:name="gr13" style:family="graphic">
      <style:graphic-properties draw:stroke="none" svg:stroke-color="#000000" draw:fill="none" draw:fill-color="#e6e6e6" fo:min-height="0.616cm" style:run-through="foreground"/>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Ultrafine_20_Dashed" draw:textarea-horizontal-align="center" draw:textarea-vertical-align="middle" style:run-through="foreground"/>
    </style:style>
    <style:style style:name="gr16" style:family="graphic">
      <style:graphic-properties draw:stroke="solid" draw:stroke-dash="Ultrafine_20_Dashed" draw:textarea-horizontal-align="center" draw:textarea-vertical-align="middle" style:run-through="foreground"/>
    </style:style>
    <style:style style:name="gr17"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draw:stroke-dash="Ultrafine_20_Dashe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129cm"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949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949cm" style:run-through="foreground"/>
    </style:style>
    <style:style style:name="gr29"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solid"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none" draw:textarea-horizontal-align="justify" draw:textarea-vertical-align="middle" draw:auto-grow-height="false" style:run-through="foreground"/>
    </style:style>
    <style:style style:name="gr34"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width="0.19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marker-end="Extrémité_20_de_20_ligne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marker-end="Arrow_20_concave" draw:marker-end-width="0.2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89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marker-end="Arrow_20_concave" draw:marker-end-width="0.25cm" draw:textarea-horizontal-align="center" draw:textarea-vertical-align="middle" style:run-through="foreground"/>
    </style:style>
    <style:style style:name="gr50" style:family="graphic">
      <style:graphic-properties draw:stroke="none" svg:stroke-color="#000000" draw:fill="none" draw:fill-color="#ffffff" fo:min-height="0.891cm" style:run-through="foreground"/>
    </style:style>
    <style:style style:name="gr51" style:family="graphic">
      <style:graphic-properties draw:stroke="none" svg:stroke-color="#000000" draw:fill="none" draw:fill-color="#ffffff" fo:min-height="0.796cm" style:run-through="foreground"/>
    </style:style>
    <style:style style:name="gr52" style:family="graphic">
      <style:graphic-properties style:run-through="foreground"/>
    </style:style>
    <style:style style:name="gr53" style:family="graphic">
      <style:graphic-properties draw:stroke="none"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solid" draw:fill-color="#ffffff" fo:min-height="0.796cm"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305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554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684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fill="solid" draw:fill-color="#cccccc"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solid" draw:fill-color="#ffffff" fo:min-height="0.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foreground" style:vertical-pos="from-top" style:vertical-rel="paragraph" style:horizontal-pos="from-left" style:horizontal-rel="paragraph"/>
    </style:style>
    <style:style style:name="gr64" style:family="graphic">
      <style:graphic-properties draw:stroke="none" svg:stroke-color="#000000" draw:fill="none" draw:fill-color="#ffffff" fo:min-height="0.669cm" style:run-through="foreground"/>
    </style:style>
    <style:style style:name="gr65" style:family="graphic">
      <style:graphic-properties draw:fill="none" draw:fill-color="#e6e6e6" draw:textarea-horizontal-align="justify" draw:textarea-vertical-align="middle" draw:auto-grow-height="false" style:run-through="foreground"/>
    </style:style>
    <style:style style:name="gr66" style:family="graphic">
      <style:graphic-properties draw:stroke="none" svg:stroke-color="#000000" draw:fill="none" draw:fill-color="#e6e6e6" fo:min-height="0.436cm" style:run-through="foreground"/>
    </style:style>
    <style:style style:name="gr67" style:family="graphic">
      <style:graphic-properties draw:fill="solid" draw:fill-color="#e6e6e6" draw:textarea-horizontal-align="justify" draw:textarea-vertical-align="middle" draw:auto-grow-height="false" style:run-through="foreground"/>
    </style:style>
    <style:style style:name="gr68" style:family="graphic">
      <style:graphic-properties draw:stroke="none" svg:stroke-color="#000000" draw:fill="solid" draw:fill-color="#e6e6e6" fo:min-height="0.436cm" style:run-through="foreground"/>
    </style:style>
    <style:style style:name="gr69" style:family="graphic">
      <style:graphic-properties draw:fill="solid" draw:fill-color="#ffffff" draw:textarea-horizontal-align="justify" draw:textarea-vertical-align="middle" draw:auto-grow-height="false" style:run-through="foreground"/>
    </style:style>
    <style:style style:name="gr70" style:family="graphic">
      <style:graphic-properties draw:stroke="none" svg:stroke-color="#000000" draw:fill="none" draw:fill-color="#ffffff" fo:min-height="0.436cm" style:run-through="foreground"/>
    </style:style>
    <style:style style:name="gr71" style:family="graphic">
      <style:graphic-properties draw:stroke="none" svg:stroke-color="#000000" draw:fill="none" draw:fill-color="#ffffff" fo:min-height="1.554cm" style:run-through="foreground"/>
    </style:style>
    <style:style style:name="gr72" style:family="graphic">
      <style:graphic-properties draw:marker-end="Extrémité_20_de_20_ligne_20_1" draw:marker-end-width="0.25cm" draw:textarea-horizontal-align="center" draw:textarea-vertical-align="middle" style:run-through="foreground"/>
    </style:style>
    <style:style style:name="gr73" style:family="graphic">
      <style:graphic-properties draw:stroke="none" svg:stroke-color="#000000" draw:fill="none" draw:fill-color="#ffffff" fo:min-height="0.25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g text:anchor-type="paragraph" draw:z-index="184" draw:style-name="gr63"><draw:frame draw:style-name="gr64" draw:text-style-name="P21" svg:width="4.804cm" svg:height="0.669cm" svg:x="11.813cm" svg:y="0.482cm"><draw:text-box><text:p><text:span text:style-name="T3">Formation / Evaluation</text:span></text:p></draw:text-box></draw:frame><draw:g draw:style-name="gr52"><draw:custom-shape draw:style-name="gr65" svg:width="1.747cm" svg:height="0.541cm" svg:x="11.993cm" svg:y="1.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6" draw:text-style-name="P23" svg:width="1.463cm" svg:height="0.436cm" svg:x="12.122cm" svg:y="1.254cm"><draw:text-box><text:p text:style-name="P15"><text:span text:style-name="T15">GPIO</text:span></text:p></draw:text-box></draw:frame></draw:g><draw:g draw:style-name="gr52"><draw:custom-shape draw:style-name="gr67" svg:width="1.747cm" svg:height="0.541cm" svg:x="11.993cm" svg:y="1.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8" draw:text-style-name="P23" svg:width="1.463cm" svg:height="0.436cm" svg:x="12.122cm" svg:y="1.794cm"><draw:text-box><text:p text:style-name="P15"><text:span text:style-name="T15">Timer</text:span></text:p></draw:text-box></draw:frame></draw:g><draw:g draw:style-name="gr52"><draw:custom-shape draw:style-name="gr69" svg:width="1.747cm" svg:height="0.541cm" svg:x="11.993cm" svg:y="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23" svg:width="1.463cm" svg:height="0.436cm" svg:x="12.122cm" svg:y="2.874cm"><draw:text-box><text:p text:style-name="P15"><text:span text:style-name="T15">PWM</text:span></text:p></draw:text-box></draw:frame></draw:g><draw:g draw:style-name="gr52"><draw:custom-shape draw:style-name="gr69" svg:width="1.747cm" svg:height="0.541cm" svg:x="11.993cm" svg:y="3.3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23" svg:width="1.463cm" svg:height="0.436cm" svg:x="12.122cm" svg:y="3.413cm"><draw:text-box><text:p text:style-name="P15"><text:span text:style-name="T15">ADC</text:span></text:p></draw:text-box></draw:frame></draw:g><draw:g draw:style-name="gr52"><draw:custom-shape draw:style-name="gr69" svg:width="1.747cm" svg:height="1.925cm" svg:x="11.993cm" svg:y="4.3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1" draw:text-style-name="P24" svg:width="1.463cm" svg:height="1.555cm" svg:x="12.122cm" svg:y="4.759cm"><draw:text-box><text:p text:style-name="P15"><text:span text:style-name="T18">Projet Voilier</text:span></text:p></draw:text-box></draw:frame></draw:g><draw:line draw:style-name="gr72" draw:text-style-name="P15" svg:x1="11.813cm" svg:y1="1.15cm" svg:x2="11.813cm" svg:y2="6.415cm"><text:p/></draw:line><draw:custom-shape draw:style-name="gr69" svg:width="1.747cm" svg:height="0.541cm" svg:x="13.739cm" svg:y="3.8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23" svg:width="1.773cm" svg:height="0.436cm" svg:x="13.713cm" svg:y="3.953cm"><draw:text-box><text:p text:style-name="P15"><text:span text:style-name="T15">Individuelle</text:span></text:p></draw:text-box></draw:frame><draw:custom-shape draw:style-name="gr69" svg:width="1.747cm" svg:height="0.541cm" svg:x="13.739cm" svg:y="6.1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3" draw:text-style-name="P23" svg:width="1.618cm" svg:height="0.426cm" svg:x="13.739cm" svg:y="6.313cm"><draw:text-box><text:p text:style-name="P15"><text:span text:style-name="T15">Rapport</text:span></text:p></draw:text-box></draw:frame><draw:rect draw:style-name="gr7" draw:text-style-name="P15" svg:width="5.215cm" svg:height="6.91cm" svg:x="11.402cm" svg:y="0.099cm"><text:p/></draw:rect><draw:g draw:style-name="gr52"><draw:custom-shape draw:style-name="gr69" svg:width="1.747cm" svg:height="0.541cm" svg:x="11.993cm" svg:y="2.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0" draw:text-style-name="P23" svg:width="1.463cm" svg:height="0.436cm" svg:x="12.122cm" svg:y="2.334cm"><draw:text-box><text:p text:style-name="P15"><text:span text:style-name="T15">IT</text:span></text:p></draw:text-box></draw:frame></draw:g></draw:g></text:p>
      <text:p text:style-name="Standard"/>
      <text:p text:style-name="Standard"/>
      <text:p text:style-name="Standard"/>
      <text:p text:style-name="P2">TP <text:span text:style-name="T2">Timer (General Purpose Timer, TIMx)</text:span></text:p>
      <text:p text:style-name="Standard"/>
      <text:p text:style-name="Standard">1-<text:span text:style-name="T5"> </text:span><text:span text:style-name="T6">Les Timers dans le système</text:span><text:span text:style-name="T7"> <text:s/>Bordage de voile automatique d'un voilier</text:span></text:p>
      <text:p text:style-name="P1">2- <text:s/>Le périphérique<text:span text:style-name="T8"> </text:span><text:span text:style-name="T7">Timer</text:span><text:span text:style-name="T9">, en général</text:span></text:p>
      <text:p text:style-name="P1">3- Travail de l'étudiant – fonctionnement des Timers du STM32</text:p>
      <text:p text:style-name="P1">4- <text:span text:style-name="T9">Annexe : Le circuit d'horloge dans le STM32, introduction </text:span></text:p>
      <text:p text:style-name="P1"/>
      <text:p text:style-name="Standard"/>
      <text:p text:style-name="Standard"/>
      <text:p text:style-name="Standard"/>
      <text:p text:style-name="Standard"/>
      <text:p text:style-name="Standard"/>
      <text:p text:style-name="P3">1- Les Timers dans le système <text:s/><text:span text:style-name="T2">Bordage de voile automatique d'un voilier</text:span></text:p>
      <text:p text:style-name="P7"/>
      <text:p text:style-name="P7"><draw:frame text:anchor-type="paragraph" draw:z-index="37" draw:style-name="gr3" draw:text-style-name="P16" svg:width="2.005cm" svg:height="1.414cm" svg:x="6.839cm" svg:y="0.305cm"><draw:text-box><text:p text:style-name="P15"><text:span text:style-name="T12">Batterie</text:span></text:p></draw:text-box></draw:frame><draw:ellipse text:anchor-type="paragraph" draw:z-index="36" draw:style-name="gr2" draw:text-style-name="P15" svg:width="1.825cm" svg:height="0.95cm" svg:x="7.019cm" svg:y="0.037cm"><text:p/></draw:ellipse><draw:frame text:anchor-type="paragraph" draw:z-index="39" draw:style-name="gr4" svg:width="2.34cm" svg:height="1.061cm" svg:x="8.957cm" svg:y="0.12cm"><draw:text-box><text:p>Source énergie</text:p></draw:text-box></draw:frame></text:p>
      <text:p text:style-name="P7"/>
      <text:p text:style-name="P7"><draw:line text:anchor-type="paragraph" draw:z-index="38" draw:style-name="gr9" draw:text-style-name="P15" svg:x1="7.994cm" svg:y1="0.012cm" svg:x2="7.994cm" svg:y2="1.166cm"><text:p/></draw:line></text:p>
      <text:p text:style-name="P7"><draw:frame text:anchor-type="paragraph" draw:z-index="43" draw:style-name="gr11" draw:text-style-name="P17" svg:width="2.031cm" svg:height="0.872cm" svg:x="11.606cm" svg:y="0.249cm"><draw:text-box><text:p><text:span text:style-name="T13">STM32</text:span></text:p></draw:text-box></draw:frame></text:p>
      <text:p text:style-name="P7"><draw:rect text:anchor-type="paragraph" draw:z-index="14" draw:style-name="gr2" draw:text-style-name="P15" svg:width="10.856cm" svg:height="9.688cm" svg:x="3.207cm" svg:y="0.273cm"><text:p/></draw:rect></text:p>
      <text:p text:style-name="P7"/>
      <text:p text:style-name="P7"><draw:line text:anchor-type="paragraph" draw:z-index="69" draw:style-name="gr22" draw:text-style-name="P15" svg:x1="7.495cm" svg:y1="0.155cm" svg:x2="7.495cm" svg:y2="7.503cm"><text:p/></draw:line><draw:frame text:anchor-type="paragraph" draw:z-index="78" draw:style-name="gr26" svg:width="2.283cm" svg:height="1.061cm" svg:x="7.736cm" svg:y="0.104cm"><draw:text-box><text:p>Système de bus</text:p></draw:text-box></draw:frame></text:p>
      <text:p text:style-name="P7"><draw:g text:anchor-type="paragraph" draw:z-index="11" draw:style-name="gr6"><draw:rect draw:style-name="gr7" draw:text-style-name="P15" svg:width="0.309cm" svg:height="0.285cm" svg:x="2.898cm" svg:y="0.4cm"><text:p/></draw:rect><draw:line draw:style-name="gr8" draw:text-style-name="P15" svg:x1="2.898cm" svg:y1="0.4cm" svg:x2="3.207cm" svg:y2="0.684cm"><text:p/></draw:line><draw:line draw:style-name="gr8" draw:text-style-name="P15" svg:x1="2.898cm" svg:y1="0.684cm" svg:x2="3.207cm" svg:y2="0.4cm"><text:p/></draw:line></draw:g><draw:g text:anchor-type="paragraph" draw:z-index="44" draw:style-name="gr6"><draw:rect draw:style-name="gr12" draw:text-style-name="P15" svg:width="1.029cm" svg:height="7.374cm" svg:x="3.747cm" svg:y="0.025cm"><text:p/></draw:rect><draw:frame draw:style-name="gr13" draw:text-style-name="P18" svg:width="5.559cm" svg:height="0.616cm" draw:transform="rotate (1.5707963267946) translate (3.93876388888889cm 5.58270833333333cm)"><draw:text-box><text:p><text:span text:style-name="T2">GPIO</text:span></text:p></draw:text-box></draw:frame></draw:g><draw:g text:anchor-type="paragraph" draw:z-index="45" draw:style-name="gr6"><draw:rect draw:style-name="gr12" draw:text-style-name="P15" svg:width="1.029cm" svg:height="6.645cm" svg:x="12.481cm" svg:y="0.385cm"><text:p/></draw:rect><draw:frame draw:style-name="gr13" draw:text-style-name="P18" svg:width="5.01cm" svg:height="0.616cm" draw:transform="rotate (1.5707963267946) translate (12.6700138888889cm 5.39397222222222cm)"><draw:text-box><text:p><text:span text:style-name="T2">GPIO</text:span></text:p></draw:text-box></draw:frame></draw:g><draw:frame text:anchor-type="paragraph" draw:z-index="76" draw:style-name="gr25" draw:text-style-name="P16" svg:width="1.581cm" svg:height="1.13cm" svg:x="10.439cm" svg:y="0.589cm"><draw:text-box><text:p text:style-name="P15"><text:span text:style-name="T12">Timer en PWM</text:span></text:p></draw:text-box></draw:frame><draw:rect text:anchor-type="paragraph" draw:z-index="1" draw:style-name="gr1" draw:text-style-name="P15" svg:width="1.366cm" svg:height="1.142cm" svg:x="10.562cm" svg:y="0.376cm"><text:p/></draw:rect><draw:ellipse text:anchor-type="paragraph" draw:z-index="2" draw:style-name="gr2" draw:text-style-name="P15" svg:width="1.825cm" svg:height="1.26cm" svg:x="0.612cm" svg:y="0.298cm"><text:p/></draw:ellipse><draw:frame text:anchor-type="paragraph" draw:z-index="3" draw:style-name="gr3" draw:text-style-name="P16" svg:width="2.005cm" svg:height="1.414cm" svg:x="0.432cm" svg:y="0.429cm"><draw:text-box><text:p text:style-name="P15"><text:span text:style-name="T12">Codeur incrémental</text:span></text:p></draw:text-box></draw:frame><draw:ellipse text:anchor-type="paragraph" draw:z-index="26" draw:style-name="gr2" draw:text-style-name="P15" svg:width="1.825cm" svg:height="1.26cm" svg:x="15.035cm" svg:y="0.309cm"><text:p/></draw:ellipse><draw:rect text:anchor-type="paragraph" draw:z-index="55" draw:style-name="gr17" draw:text-style-name="P15" svg:width="1.696cm" svg:height="1.142cm" svg:x="5.091cm" svg:y="0.065cm"><text:p/></draw:rect><draw:frame text:anchor-type="paragraph" draw:z-index="56" draw:style-name="gr18" draw:text-style-name="P16" svg:width="1.581cm" svg:height="1.13cm" svg:x="5.091cm" svg:y="0.078cm"><draw:text-box><text:p text:style-name="P15"><text:span text:style-name="T12">Timer en mode incrémental</text:span></text:p></draw:text-box></draw:frame></text:p>
      <text:p text:style-name="P7"><draw:g text:anchor-type="paragraph" draw:z-index="13" draw:style-name="gr6"><draw:rect draw:style-name="gr7" draw:text-style-name="P15" svg:width="0.309cm" svg:height="0.285cm" svg:x="2.898cm" svg:y="0.404cm"><text:p/></draw:rect><draw:line draw:style-name="gr8" draw:text-style-name="P15" svg:x1="2.898cm" svg:y1="0.404cm" svg:x2="3.207cm" svg:y2="0.688cm"><text:p/></draw:line><draw:line draw:style-name="gr8" draw:text-style-name="P15" svg:x1="2.898cm" svg:y1="0.688cm" svg:x2="3.207cm" svg:y2="0.404cm"><text:p/></draw:line></draw:g><draw:g text:anchor-type="paragraph" draw:z-index="24" draw:style-name="gr6"><draw:rect draw:style-name="gr7" draw:text-style-name="P15" svg:width="0.309cm" svg:height="0.285cm" svg:x="14.062cm" svg:y="0.312cm"><text:p/></draw:rect><draw:line draw:style-name="gr8" draw:text-style-name="P15" svg:x1="14.062cm" svg:y1="0.312cm" svg:x2="14.371cm" svg:y2="0.596cm"><text:p/></draw:line><draw:line draw:style-name="gr8" draw:text-style-name="P15" svg:x1="14.062cm" svg:y1="0.596cm" svg:x2="14.371cm" svg:y2="0.312cm"><text:p/></draw:line></draw:g><draw:g text:anchor-type="paragraph" draw:z-index="46" draw:style-name="gr6"><draw:line draw:style-name="gr8" draw:text-style-name="P15" svg:x1="3.207cm" svg:y1="0.051cm" svg:x2="3.747cm" svg:y2="0.051cm"><text:p/></draw:line><draw:line draw:style-name="gr8" draw:text-style-name="P15" svg:x1="3.207cm" svg:y1="0.564cm" svg:x2="3.747cm" svg:y2="0.564cm"><text:p/></draw:line><draw:line draw:style-name="gr8" draw:text-style-name="P15" svg:x1="3.207cm" svg:y1="1.028cm" svg:x2="3.747cm" svg:y2="1.028cm"><text:p/></draw:line></draw:g><draw:g text:anchor-type="paragraph" draw:z-index="53" draw:style-name="gr6"><draw:line draw:style-name="gr15" draw:text-style-name="P15" svg:x1="3.747cm" svg:y1="0.051cm" svg:x2="4.775cm" svg:y2="0.051cm"><text:p/></draw:line><draw:line draw:style-name="gr15" draw:text-style-name="P15" svg:x1="3.747cm" svg:y1="0.564cm" svg:x2="4.775cm" svg:y2="0.564cm"><text:p/></draw:line><draw:line draw:style-name="gr15" draw:text-style-name="P15" svg:x1="3.747cm" svg:y1="1.028cm" svg:x2="4.775cm" svg:y2="1.028cm"><text:p/></draw:line></draw:g><draw:g text:anchor-type="paragraph" draw:z-index="54" draw:style-name="gr6"><draw:line draw:style-name="gr16" draw:text-style-name="P15" svg:x1="4.775cm" svg:y1="0.051cm" svg:x2="5.091cm" svg:y2="0.051cm"><text:p/></draw:line><draw:line draw:style-name="gr16" draw:text-style-name="P15" svg:x1="4.775cm" svg:y1="0.564cm" svg:x2="5.091cm" svg:y2="0.564cm"><text:p/></draw:line><draw:line draw:style-name="gr16" draw:text-style-name="P15" svg:x1="4.775cm" svg:y1="1.028cm" svg:x2="5.091cm" svg:y2="1.028cm"><text:p/></draw:line></draw:g><draw:line text:anchor-type="paragraph" draw:z-index="15" draw:style-name="gr9" draw:text-style-name="P15" svg:x1="2.191cm" svg:y1="0.041cm" svg:x2="2.898cm" svg:y2="0.041cm"><text:p/></draw:line><draw:line text:anchor-type="paragraph" draw:z-index="25" draw:style-name="gr9" draw:text-style-name="P15" svg:x1="14.37cm" svg:y1="0.46cm" svg:x2="15.077cm" svg:y2="0.46cm"><text:p/></draw:line><draw:frame text:anchor-type="paragraph" draw:z-index="27" draw:style-name="gr10" draw:text-style-name="P16" svg:width="1.564cm" svg:height="0.892cm" svg:x="15.196cm" svg:y="0.012cm"><draw:text-box><text:p text:style-name="P15"><text:span text:style-name="T12">Moteur</text:span></text:p><text:p text:style-name="P15"><text:span text:style-name="T12"><text:s/></text:span><text:span text:style-name="T12">C.C</text:span></text:p></draw:text-box></draw:frame><draw:line text:anchor-type="paragraph" draw:z-index="50" draw:style-name="gr14" draw:text-style-name="P15" svg:x1="14.062cm" svg:y1="0.437cm" svg:x2="13.51cm" svg:y2="0.437cm"><text:p/></draw:line><draw:line text:anchor-type="paragraph" draw:z-index="70" draw:style-name="gr22" draw:text-style-name="P15" svg:x1="6.786cm" svg:y1="0.097cm" svg:x2="7.495cm" svg:y2="0.097cm"><text:p/></draw:line><draw:line text:anchor-type="paragraph" draw:z-index="74" draw:style-name="gr23" draw:text-style-name="P15" svg:x1="13.509cm" svg:y1="0.437cm" svg:x2="12.481cm" svg:y2="0.444cm"><text:p/></draw:line><draw:line text:anchor-type="paragraph" draw:z-index="75" draw:style-name="gr24" draw:text-style-name="P15" svg:x1="12.481cm" svg:y1="0.445cm" svg:x2="11.904cm" svg:y2="0.445cm"><text:p/></draw:line><draw:line text:anchor-type="paragraph" draw:z-index="77" draw:style-name="gr22" draw:text-style-name="P15" svg:x1="10.539cm" svg:y1="0.462cm" svg:x2="7.495cm" svg:y2="0.462cm"><text:p/></draw:line></text:p>
      <text:p text:style-name="P7"><draw:g text:anchor-type="paragraph" draw:z-index="12" draw:style-name="gr6"><draw:rect draw:style-name="gr7" draw:text-style-name="P15" svg:width="0.309cm" svg:height="0.285cm" svg:x="2.898cm" svg:y="0.4cm"><text:p/></draw:rect><draw:line draw:style-name="gr8" draw:text-style-name="P15" svg:x1="2.898cm" svg:y1="0.4cm" svg:x2="3.207cm" svg:y2="0.684cm"><text:p/></draw:line><draw:line draw:style-name="gr8" draw:text-style-name="P15" svg:x1="2.898cm" svg:y1="0.684cm" svg:x2="3.207cm" svg:y2="0.4cm"><text:p/></draw:line></draw:g><draw:line text:anchor-type="paragraph" draw:z-index="17" draw:style-name="gr9" draw:text-style-name="P15" svg:x1="2.436cm" svg:y1="0.039cm" svg:x2="2.898cm" svg:y2="0.039cm"><text:p/></draw:line></text:p>
      <text:p text:style-name="P7"><draw:frame text:anchor-type="paragraph" draw:z-index="4" draw:style-name="gr4" svg:width="2.34cm" svg:height="0.539cm" svg:x="0.919cm" svg:y="0.226cm"><draw:text-box><text:p>girouette</text:p></draw:text-box></draw:frame><draw:line text:anchor-type="paragraph" draw:z-index="16" draw:style-name="gr9" draw:text-style-name="P15" svg:x1="1.856cm" svg:y1="0.036cm" svg:x2="2.898cm" svg:y2="0.034cm"><text:p/></draw:line><draw:frame text:anchor-type="paragraph" draw:z-index="40" draw:style-name="gr4" svg:width="2.34cm" svg:height="1.061cm" svg:x="15.362cm" svg:y="0.108cm"><draw:text-box><text:p>Rotation plateau</text:p></draw:text-box></draw:frame></text:p>
      <text:p text:style-name="P7"/>
      <text:p text:style-name="P7"><draw:line text:anchor-type="paragraph" draw:z-index="58" draw:style-name="gr19" draw:text-style-name="P15" svg:x1="3.747cm" svg:y1="0.954cm" svg:x2="4.775cm" svg:y2="0.954cm"><text:p/></draw:line><draw:line text:anchor-type="paragraph" draw:z-index="59" draw:style-name="gr19" draw:text-style-name="P15" svg:x1="3.747cm" svg:y1="1.418cm" svg:x2="4.775cm" svg:y2="1.418cm"><text:p/></draw:line><draw:line text:anchor-type="paragraph" draw:z-index="64" draw:style-name="gr21" draw:text-style-name="P15" svg:x1="4.775cm" svg:y1="0.954cm" svg:x2="5.091cm" svg:y2="0.954cm"><text:p/></draw:line><draw:line text:anchor-type="paragraph" draw:z-index="65" draw:style-name="gr21" draw:text-style-name="P15" svg:x1="4.775cm" svg:y1="1.418cm" svg:x2="5.091cm" svg:y2="1.418cm"><text:p/></draw:line><draw:rect text:anchor-type="paragraph" draw:z-index="61" draw:style-name="gr2" draw:text-style-name="P15" svg:width="1.696cm" svg:height="1.142cm" svg:x="5.091cm" svg:y="0.485cm"><text:p/></draw:rect></text:p>
      <text:p text:style-name="P7"><draw:g text:anchor-type="paragraph" draw:z-index="83" draw:style-name="gr6"><draw:frame draw:style-name="gr28" draw:text-style-name="P16" svg:width="1.581cm" svg:height="0.95cm" svg:x="10.516cm" svg:y="2.494cm"><draw:text-box><text:p text:style-name="P15"><text:span text:style-name="T12">USART</text:span></text:p></draw:text-box></draw:frame><draw:rect draw:style-name="gr7" draw:text-style-name="P15" svg:width="1.366cm" svg:height="0.96cm" svg:x="10.639cm" svg:y="2.314cm"><text:p/></draw:rect></draw:g><draw:line text:anchor-type="paragraph" draw:z-index="63" draw:style-name="gr21" draw:text-style-name="P15" svg:x1="4.775cm" svg:y1="3.5cm" svg:x2="5.091cm" svg:y2="3.5cm"><text:p/></draw:line><draw:line text:anchor-type="paragraph" draw:z-index="57" draw:style-name="gr19" draw:text-style-name="P15" svg:x1="3.747cm" svg:y1="3.5cm" svg:x2="4.775cm" svg:y2="3.5cm"><text:p/></draw:line><draw:g text:anchor-type="paragraph" draw:z-index="32" draw:style-name="gr6"><draw:rect draw:style-name="gr7" draw:text-style-name="P15" svg:width="0.309cm" svg:height="0.285cm" svg:x="14.062cm" svg:y="2.662cm"><text:p/></draw:rect><draw:line draw:style-name="gr8" draw:text-style-name="P15" svg:x1="14.062cm" svg:y1="2.662cm" svg:x2="14.371cm" svg:y2="2.946cm"><text:p/></draw:line><draw:line draw:style-name="gr8" draw:text-style-name="P15" svg:x1="14.062cm" svg:y1="2.946cm" svg:x2="14.371cm" svg:y2="2.662cm"><text:p/></draw:line></draw:g><draw:g text:anchor-type="paragraph" draw:z-index="28" draw:style-name="gr6"><draw:rect draw:style-name="gr7" draw:text-style-name="P15" svg:width="0.309cm" svg:height="0.285cm" svg:x="14.062cm" svg:y="0.501cm"><text:p/></draw:rect><draw:line draw:style-name="gr8" draw:text-style-name="P15" svg:x1="14.062cm" svg:y1="0.501cm" svg:x2="14.371cm" svg:y2="0.785cm"><text:p/></draw:line><draw:line draw:style-name="gr8" draw:text-style-name="P15" svg:x1="14.062cm" svg:y1="0.785cm" svg:x2="14.371cm" svg:y2="0.501cm"><text:p/></draw:line></draw:g><draw:g text:anchor-type="paragraph" draw:z-index="23" draw:style-name="gr6"><draw:rect draw:style-name="gr7" draw:text-style-name="P15" svg:width="0.309cm" svg:height="0.285cm" svg:x="2.898cm" svg:y="3.348cm"><text:p/></draw:rect><draw:line draw:style-name="gr8" draw:text-style-name="P15" svg:x1="2.898cm" svg:y1="3.348cm" svg:x2="3.207cm" svg:y2="3.632cm"><text:p/></draw:line><draw:line draw:style-name="gr8" draw:text-style-name="P15" svg:x1="2.898cm" svg:y1="3.632cm" svg:x2="3.207cm" svg:y2="3.348cm"><text:p/></draw:line></draw:g><draw:g text:anchor-type="paragraph" draw:z-index="19" draw:style-name="gr6"><draw:rect draw:style-name="gr7" draw:text-style-name="P15" svg:width="0.309cm" svg:height="0.285cm" svg:x="2.898cm" svg:y="0.78cm"><text:p/></draw:rect><draw:line draw:style-name="gr8" draw:text-style-name="P15" svg:x1="2.898cm" svg:y1="0.78cm" svg:x2="3.207cm" svg:y2="1.064cm"><text:p/></draw:line><draw:line draw:style-name="gr8" draw:text-style-name="P15" svg:x1="2.898cm" svg:y1="1.064cm" svg:x2="3.207cm" svg:y2="0.78cm"><text:p/></draw:line></draw:g><draw:g text:anchor-type="paragraph" draw:z-index="18" draw:style-name="gr6"><draw:rect draw:style-name="gr7" draw:text-style-name="P15" svg:width="0.309cm" svg:height="0.285cm" svg:x="2.898cm" svg:y="0.293cm"><text:p/></draw:rect><draw:line draw:style-name="gr8" draw:text-style-name="P15" svg:x1="2.898cm" svg:y1="0.293cm" svg:x2="3.207cm" svg:y2="0.577cm"><text:p/></draw:line><draw:line draw:style-name="gr8" draw:text-style-name="P15" svg:x1="2.898cm" svg:y1="0.577cm" svg:x2="3.207cm" svg:y2="0.293cm"><text:p/></draw:line></draw:g><draw:frame text:anchor-type="paragraph" draw:z-index="79" draw:style-name="gr27" draw:text-style-name="P16" svg:width="1.581cm" svg:height="0.95cm" svg:x="10.539cm" svg:y="0.27cm"><draw:text-box><text:p text:style-name="P15"><text:span text:style-name="T12">Timer en PWM</text:span></text:p></draw:text-box></draw:frame><draw:rect text:anchor-type="paragraph" draw:z-index="0" draw:style-name="gr1" draw:text-style-name="P15" svg:width="1.366cm" svg:height="0.96cm" svg:x="10.663cm" svg:y="0.09cm"><text:p/></draw:rect><draw:frame text:anchor-type="paragraph" draw:z-index="93" draw:style-name="gr30" draw:text-style-name="P19" svg:width="3.56cm" svg:height="0.586cm" svg:x="11.139cm" svg:y="6.823cm"><draw:text-box><text:p><text:span text:style-name="T12">Couche périphérique</text:span></text:p></draw:text-box></draw:frame><draw:custom-shape text:anchor-type="paragraph" draw:z-index="92" draw:style-name="gr32" svg:width="2.788cm" svg:height="0.539cm" svg:x="10.906cm" svg:y="6.77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91" draw:style-name="gr30" draw:text-style-name="P19" svg:width="3.56cm" svg:height="0.586cm" svg:x="11.139cm" svg:y="6.237cm"><draw:text-box><text:p><text:span text:style-name="T12">Couche service</text:span></text:p></draw:text-box></draw:frame><draw:custom-shape text:anchor-type="paragraph" draw:z-index="90" draw:style-name="gr31" svg:width="2.788cm" svg:height="0.539cm" svg:x="10.906cm" svg:y="6.2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9" draw:style-name="gr31" svg:width="2.788cm" svg:height="0.539cm" svg:x="10.906cm" svg:y="5.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88" draw:style-name="gr30" draw:text-style-name="P19" svg:width="3.56cm" svg:height="0.586cm" svg:x="11.139cm" svg:y="5.791cm"><draw:text-box><text:p><text:span text:style-name="T12">Couche applicative</text:span></text:p></draw:text-box></draw:frame><draw:path text:anchor-type="paragraph" draw:z-index="87" draw:style-name="gr9" draw:text-style-name="P15" svg:width="0.223cm" svg:height="1.32cm" svg:x="7.35cm" svg:y="5.159cm" svg:viewBox="0 0 224 1321" svg:d="m224 1321c-415-287-127-1321-127-1321"><text:p/></draw:path><draw:frame text:anchor-type="paragraph" draw:z-index="86" draw:style-name="gr29" svg:width="2.647cm" svg:height="0.606cm" svg:x="7.862cm" svg:y="6.193cm"><draw:text-box><text:p>Logiciel en C :</text:p></draw:text-box></draw:frame><draw:line text:anchor-type="paragraph" draw:z-index="85" draw:style-name="gr22" draw:text-style-name="P15" svg:x1="7.495cm" svg:y1="2.731cm" svg:x2="10.663cm" svg:y2="2.743cm"><text:p/></draw:line><draw:rect text:anchor-type="paragraph" draw:z-index="84" draw:style-name="gr14" draw:text-style-name="P15" svg:width="0.477cm" svg:height="0.017cm" svg:x="12.005cm" svg:y="2.785cm"><text:p/></draw:rect><draw:line text:anchor-type="paragraph" draw:z-index="82" draw:style-name="gr23" draw:text-style-name="P15" svg:x1="13.509cm" svg:y1="2.785cm" svg:x2="12.481cm" svg:y2="2.785cm"><text:p/></draw:line><draw:ellipse text:anchor-type="paragraph" draw:z-index="67" draw:style-name="gr2" draw:text-style-name="P15" svg:width="1.625cm" svg:height="1.422cm" svg:x="6.689cm" svg:y="4.03cm"><text:p/></draw:ellipse><draw:frame text:anchor-type="paragraph" draw:z-index="68" draw:style-name="gr18" draw:text-style-name="P16" svg:width="1.581cm" svg:height="1.13cm" svg:x="6.74cm" svg:y="4.03cm"><draw:text-box><text:p text:style-name="P15"><text:span text:style-name="T12"/></text:p><text:p text:style-name="P15"><text:span text:style-name="T14">Coeur</text:span></text:p></draw:text-box></draw:frame><draw:line text:anchor-type="paragraph" draw:z-index="81" draw:style-name="gr23" draw:text-style-name="P15" svg:x1="13.509cm" svg:y1="0.624cm" svg:x2="12.481cm" svg:y2="0.631cm"><text:p/></draw:line><draw:line text:anchor-type="paragraph" draw:z-index="80" draw:style-name="gr14" draw:text-style-name="P15" svg:x1="12.481cm" svg:y1="0.6cm" svg:x2="12.028cm" svg:y2="0.6cm"><text:p/></draw:line><draw:line text:anchor-type="paragraph" draw:z-index="73" draw:style-name="gr22" draw:text-style-name="P15" svg:x1="7.495cm" svg:y1="0.706cm" svg:x2="10.663cm" svg:y2="0.718cm"><text:p/></draw:line><draw:line text:anchor-type="paragraph" draw:z-index="72" draw:style-name="gr22" draw:text-style-name="P15" svg:x1="6.786cm" svg:y1="3.344cm" svg:x2="7.495cm" svg:y2="3.344cm"><text:p/></draw:line><draw:line text:anchor-type="paragraph" draw:z-index="71" draw:style-name="gr22" draw:text-style-name="P15" svg:x1="6.786cm" svg:y1="0.485cm" svg:x2="7.495cm" svg:y2="0.485cm"><text:p/></draw:line><draw:rect text:anchor-type="paragraph" draw:z-index="62" draw:style-name="gr17" draw:text-style-name="P15" svg:width="1.696cm" svg:height="1.142cm" svg:x="5.108cm" svg:y="2.889cm"><text:p/></draw:rect><draw:frame text:anchor-type="paragraph" draw:z-index="60" draw:style-name="gr20" draw:text-style-name="P16" svg:width="1.581cm" svg:height="0.717cm" svg:x="5.091cm" svg:y="0.423cm"><draw:text-box><text:p text:style-name="P15"><text:span text:style-name="T12">ADC</text:span></text:p></draw:text-box></draw:frame><draw:line text:anchor-type="paragraph" draw:z-index="52" draw:style-name="gr14" draw:text-style-name="P15" svg:x1="14.062cm" svg:y1="2.785cm" svg:x2="13.51cm" svg:y2="2.785cm"><text:p/></draw:line><draw:line text:anchor-type="paragraph" draw:z-index="51" draw:style-name="gr14" draw:text-style-name="P15" svg:x1="14.062cm" svg:y1="0.624cm" svg:x2="13.51cm" svg:y2="0.624cm"><text:p/></draw:line><draw:line text:anchor-type="paragraph" draw:z-index="49" draw:style-name="gr14" draw:text-style-name="P15" svg:x1="3.207cm" svg:y1="3.5cm" svg:x2="3.747cm" svg:y2="3.5cm"><text:p/></draw:line><draw:line text:anchor-type="paragraph" draw:z-index="48" draw:style-name="gr14" draw:text-style-name="P15" svg:x1="3.207cm" svg:y1="0.931cm" svg:x2="3.747cm" svg:y2="0.931cm"><text:p/></draw:line><draw:line text:anchor-type="paragraph" draw:z-index="47" draw:style-name="gr14" draw:text-style-name="P15" svg:x1="3.207cm" svg:y1="0.443cm" svg:x2="3.747cm" svg:y2="0.443cm"><text:p/></draw:line><draw:frame text:anchor-type="paragraph" draw:z-index="42" draw:style-name="gr4" svg:width="2.34cm" svg:height="1.061cm" svg:x="14.54cm" svg:y="3.56cm"><draw:text-box><text:p>Messages d'urgence</text:p></draw:text-box></draw:frame><draw:frame text:anchor-type="paragraph" draw:z-index="41" draw:style-name="gr4" svg:width="2.34cm" svg:height="0.539cm" svg:x="14.619cm" svg:y="1.272cm"><draw:text-box><text:p>Bordage voile</text:p></draw:text-box></draw:frame><draw:line text:anchor-type="paragraph" draw:z-index="35" draw:style-name="gr9" draw:text-style-name="P15" svg:x1="14.429cm" svg:y1="2.792cm" svg:x2="15.136cm" svg:y2="2.792cm"><text:p/></draw:line><draw:ellipse text:anchor-type="paragraph" draw:z-index="34" draw:style-name="gr2" draw:text-style-name="P15" svg:width="1.825cm" svg:height="1.26cm" svg:x="15.094cm" svg:y="2.163cm"><text:p/></draw:ellipse><draw:frame text:anchor-type="paragraph" draw:z-index="33" draw:style-name="gr10" draw:text-style-name="P16" svg:width="1.564cm" svg:height="0.892cm" svg:x="15.136cm" svg:y="2.364cm"><draw:text-box><text:p text:style-name="P15"><text:span text:style-name="T12">Emetteur HF</text:span></text:p></draw:text-box></draw:frame><draw:ellipse text:anchor-type="paragraph" draw:z-index="31" draw:style-name="gr2" draw:text-style-name="P15" svg:width="1.825cm" svg:height="1.26cm" svg:x="15.134cm" svg:y="0.012cm"><text:p/></draw:ellipse><draw:frame text:anchor-type="paragraph" draw:z-index="30" draw:style-name="gr10" draw:text-style-name="P16" svg:width="1.564cm" svg:height="0.892cm" svg:x="15.196cm" svg:y="0.161cm"><draw:text-box><text:p text:style-name="P15"><text:span text:style-name="T12">Servo-moteur</text:span></text:p></draw:text-box></draw:frame><draw:line text:anchor-type="paragraph" draw:z-index="29" draw:style-name="gr9" draw:text-style-name="P15" svg:x1="14.37cm" svg:y1="0.642cm" svg:x2="15.077cm" svg:y2="0.642cm"><text:p/></draw:line><draw:line text:anchor-type="paragraph" draw:z-index="22" draw:style-name="gr9" draw:text-style-name="P15" svg:x1="2.487cm" svg:y1="3.484cm" svg:x2="2.898cm" svg:y2="3.484cm"><text:p/></draw:line><draw:line text:anchor-type="paragraph" draw:z-index="21" draw:style-name="gr9" draw:text-style-name="P15" svg:x1="2.207cm" svg:y1="0.933cm" svg:x2="2.898cm" svg:y2="0.933cm"><text:p/></draw:line><draw:line text:anchor-type="paragraph" draw:z-index="20" draw:style-name="gr9" draw:text-style-name="P15" svg:x1="2.436cm" svg:y1="0.46cm" svg:x2="2.898cm" svg:y2="0.46cm"><text:p/></draw:line><draw:frame text:anchor-type="paragraph" draw:z-index="10" draw:style-name="gr4" draw:text-style-name="P15" svg:width="2.544cm" svg:height="1.061cm" svg:x="0.356cm" svg:y="4.082cm"><draw:text-box><text:p text:style-name="P15">Télécommande de direction</text:p></draw:text-box></draw:frame><draw:ellipse text:anchor-type="paragraph" draw:z-index="9" draw:style-name="gr2" draw:text-style-name="P15" svg:width="2.181cm" svg:height="0.899cm" svg:x="0.307cm" svg:y="3.055cm"><text:p/></draw:ellipse><draw:frame text:anchor-type="paragraph" draw:z-index="8" draw:style-name="gr5" draw:text-style-name="P16" svg:width="2.005cm" svg:height="0.616cm" svg:x="0.307cm" svg:y="3.337cm"><draw:text-box><text:p text:style-name="P15"><text:span text:style-name="T12">Récepteur HF</text:span></text:p></draw:text-box></draw:frame><draw:frame text:anchor-type="paragraph" draw:z-index="7" draw:style-name="gr4" draw:text-style-name="P15" svg:width="2.34cm" svg:height="1.061cm" svg:x="0.28cm" svg:y="1.076cm"><draw:text-box><text:p text:style-name="P15">Mesure de gîte</text:p></draw:text-box></draw:frame><draw:ellipse text:anchor-type="paragraph" draw:z-index="6" draw:style-name="gr2" draw:text-style-name="P15" svg:width="2.248cm" svg:height="0.899cm" svg:x="0.28cm" svg:y="0.178cm"><text:p/></draw:ellipse><draw:frame text:anchor-type="paragraph" draw:z-index="5" draw:style-name="gr5" draw:text-style-name="P16" svg:width="2.005cm" svg:height="0.616cm" svg:x="0.432cm" svg:y="0.46cm"><draw:text-box><text:p text:style-name="P15"><text:span text:style-name="T12">Accéléromètre</text:span></text:p></draw:text-box></draw:frame></text:p>
      <text:p text:style-name="P7"/>
      <text:p text:style-name="P7"/>
      <text:p text:style-name="P7"/>
      <text:p text:style-name="P7"/>
      <text:p text:style-name="P7"><draw:frame text:anchor-type="paragraph" draw:z-index="66" draw:style-name="gr20" draw:text-style-name="P16" svg:width="1.581cm" svg:height="1.114cm" svg:x="5.159cm" svg:y="0.483cm"><draw:text-box><text:p text:style-name="P15"><text:span text:style-name="T12">Timer en mode capture</text:span></text:p></draw:text-box></draw:frame></text:p>
      <text:p text:style-name="P7"/>
      <text:p text:style-name="P7"/>
      <text:p text:style-name="P7"/>
      <text:p text:style-name="P7"/>
      <text:p text:style-name="P7"/>
      <text:p text:style-name="P7"/>
      <text:p text:style-name="P7"/>
      <text:p text:style-name="P7"/>
      <text:p text:style-name="P7"/>
      <text:p text:style-name="P8"><text:soft-page-break/>Ces unités <text:span text:style-name="T2">Timer</text:span>, déclinées dans plusieurs modes de fonctionnement, vont trouver une large place dans cette application :</text:p>
      <text:list xml:id="list34581652" text:style-name="L1">
        <text:list-item>
          <text:p text:style-name="P11"><text:span text:style-name="T3">Détermination de l'angle du vent par rapport à la proue du bateau</text:span> (girouette), nécessaire pour définir l'allure du bateau (navigation au près, vent arrière, grand largue...). Ceci s'obtient grâce à un capteur de type codeur incrémental associé à un Timer.</text:p>
        </text:list-item>
        <text:list-item>
          <text:p text:style-name="P11"><text:span text:style-name="T3">Décodage de l'information émise par la télécommande</text:span>. Il repose sur la mesure de la durée d'une impulsion. Un Timer est nécessaire.</text:p>
        </text:list-item>
        <text:list-item>
          <text:p text:style-name="P11"><text:span text:style-name="T3">Rotation du plateau sur lequel repose le voilier</text:span>. Celle-ci est rendue possible par un moteur à courant continu. Il est commandé en PWM (<text:span text:style-name="T2">Pulse Width Modulation</text:span>). Cette modulation se fait grâce à un Timer.</text:p>
        </text:list-item>
        <text:list-item>
          <text:p text:style-name="P11"><text:span text:style-name="T3">Commande de bordage de la voile</text:span>, basée sur l'envoie périodique d'impulsions calibrées (PWM aussi). Là encore on fera appel à un Timer.</text:p>
        </text:list-item>
        <text:list-item>
          <text:p text:style-name="P11"><text:span text:style-name="T3">Le logiciel temps réel</text:span> que vous allez réaliser sera cadencé à intervalles de temps régulier. Encore un Timer...</text:p>
        </text:list-item>
      </text:list>
      <text:p text:style-name="P8"/>
      <text:p text:style-name="P8">Comme nous pouvons le voir, ce périphérique est non seulement très utile, mais en plus il se décline sous maintes foncitons différentes.</text:p>
      <text:p text:style-name="P8">Dans un soucis pédagogique, le présent document traitera du timer dans sa plus simple expression. Le TP suivant fera la lumière sur les interruptions qui lui sont associées. Par la suite, nous approfondirons la fonction PWM du Timer. Pour le reste, vous le découvrirez en complète autonomie lors du projet. </text:p>
      <text:p text:style-name="P8"/>
      <text:p text:style-name="P4">2- Le périphérique <text:span text:style-name="T2">Timer,</text:span> en général </text:p>
      <text:p text:style-name="P7"/>
      <text:p text:style-name="P8">Le coeur d'un Timer est un <text:span text:style-name="T3">compteur électronique</text:span>. Celui-ci peut avoir une résolution de 8 bits (0 à 255), 16 bits (0 à 65 535) ou encore 32 bits (0 à 4 294 967 295 ! ).</text:p>
      <text:p text:style-name="P8">Ce Timer possède donc bien évidemment une <text:span text:style-name="T3">horloge</text:span>. Selon la nature de l'horloge, on parlera d'un <text:span text:style-name="T2">fonctionnement en Timer</text:span> (l'horloge est dérivée d'un quartz de référence, fixe) ou d'un <text:span text:style-name="T2">fonctionnement en compteur</text:span> (l'horloge est dérivée d'une broche du microcontrôleur). L'entrée d'horloge est très souvent précédée d'un <text:span text:style-name="T3">Prescaler</text:span>. Son rôle est d'opérer une première division de la fréquence de l'horloge avant d'attaquer concrètement l'horloge du compteur (voir schéma).</text:p>
      <text:p text:style-name="P8">Enfin, précisions que le compteur est très souvent associé à un registre dit <text:span text:style-name="T3">Autoreload</text:span>. Celui-ci contient la valeur de redémarrage du compteur après un débordement (haut ou bas).</text:p>
      <text:p text:style-name="P8"/>
      <text:p text:style-name="P8">Voici le schéma typique d'un timer dans sa plus simple expression :</text:p>
      <text:p text:style-name="P8"><draw:rect text:anchor-type="paragraph" draw:z-index="126" draw:style-name="gr2" draw:text-style-name="P15" svg:width="15.37cm" svg:height="5.714cm" svg:x="0.065cm" svg:y="0.353cm"><text:p/></draw:rect></text:p>
      <text:p text:style-name="P8"><draw:frame text:anchor-type="paragraph" draw:z-index="108" draw:style-name="gr34" svg:width="1.331cm" svg:height="0.747cm" svg:x="0.148cm" svg:y="0.199cm"><draw:text-box><text:p>quartz</text:p></draw:text-box></draw:frame><draw:frame text:anchor-type="paragraph" draw:z-index="114" draw:style-name="gr39" draw:text-style-name="P20" svg:width="2.296cm" svg:height="0.849cm" svg:x="10.952cm" svg:y="0.423cm"><draw:text-box><text:p><text:span text:style-name="T15">16 bits (par exemple)</text:span></text:p></draw:text-box></draw:frame><draw:frame text:anchor-type="paragraph" draw:z-index="131" draw:style-name="gr46" draw:text-style-name="P20" svg:width="2.341cm" svg:height="0.426cm" svg:x="7.068cm" svg:y="0.074cm"><draw:text-box><text:p><text:span text:style-name="T15">up/down</text:span></text:p></draw:text-box></draw:frame><draw:frame text:anchor-type="paragraph" draw:z-index="132" draw:style-name="gr46" draw:text-style-name="P20" svg:width="2.341cm" svg:height="0.426cm" svg:x="8.611cm" svg:y="0.074cm"><draw:text-box><text:p><text:span text:style-name="T15">on/off</text:span></text:p></draw:text-box></draw:frame></text:p>
      <text:p text:style-name="P8"><draw:line text:anchor-type="paragraph" draw:z-index="129" draw:style-name="gr9" draw:text-style-name="P15" svg:x1="8.19cm" svg:y1="0.009cm" svg:x2="8.19cm" svg:y2="0.827cm"><text:p/></draw:line><draw:line text:anchor-type="paragraph" draw:z-index="130" draw:style-name="gr9" draw:text-style-name="P15" svg:x1="8.775cm" svg:y1="0.009cm" svg:x2="8.775cm" svg:y2="0.827cm"><text:p/></draw:line></text:p>
      <text:p text:style-name="P8"><draw:g text:anchor-type="paragraph" draw:z-index="94" draw:style-name="gr6"><draw:rect draw:style-name="gr7" draw:text-style-name="P15" svg:width="2.904cm" svg:height="0.996cm" svg:x="7.599cm" svg:y="0.34cm"><text:p/></draw:rect><draw:custom-shape draw:style-name="gr33" svg:width="0.484cm" svg:height="0.369cm" draw:transform="rotate (-1.57079632679579) translate (7.96748611111111cm 0.58737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96" draw:style-name="gr6"><draw:rect draw:style-name="gr7" draw:text-style-name="P15" svg:width="2.904cm" svg:height="0.996cm" svg:x="3.593cm" svg:y="0.362cm"><text:p/></draw:rect><draw:custom-shape draw:style-name="gr33" svg:width="0.484cm" svg:height="0.369cm" draw:transform="rotate (-1.57079632679579) translate (3.96169444444444cm 0.60854166666666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rect text:anchor-type="paragraph" draw:z-index="111" draw:style-name="gr37" draw:text-style-name="P15" svg:width="2.2cm" svg:height="1.571cm" svg:x="12.663cm" svg:y="0.298cm"><text:p/></draw:rect><draw:line text:anchor-type="paragraph" draw:z-index="98" draw:style-name="gr14" draw:text-style-name="P15" svg:x1="2.041cm" svg:y1="0.318cm" svg:x2="2.761cm" svg:y2="0.858cm"><text:p/></draw:line><draw:line text:anchor-type="paragraph" draw:z-index="99" draw:style-name="gr14" draw:text-style-name="P15" svg:x1="2.041cm" svg:y1="0.318cm" svg:x2="0.988cm" svg:y2="0.318cm"><text:p/></draw:line><draw:path text:anchor-type="paragraph" draw:z-index="102" draw:style-name="gr9" draw:text-style-name="P15" svg:width="0.467cm" svg:height="1.308cm" svg:x="2.421cm" svg:y="0.191cm" svg:viewBox="0 0 468 1309" svg:d="m468 0c-642 360-437 1309-437 1309"><text:p/></draw:path><draw:rect text:anchor-type="paragraph" draw:z-index="105" draw:style-name="gr2" draw:text-style-name="P15" svg:width="0.454cm" svg:height="0.503cm" svg:x="0.397cm" svg:y="0.041cm"><text:p/></draw:rect><draw:line text:anchor-type="paragraph" draw:z-index="106" draw:style-name="gr35" draw:text-style-name="P15" svg:x1="0.979cm" svg:y1="0.072cm" svg:x2="0.979cm" svg:y2="0.559cm"><text:p/></draw:line><draw:line text:anchor-type="paragraph" draw:z-index="107" draw:style-name="gr35" draw:text-style-name="P15" svg:x1="0.265cm" svg:y1="0.041cm" svg:x2="0.265cm" svg:y2="0.528cm"><text:p/></draw:line><draw:frame text:anchor-type="paragraph" draw:z-index="122" draw:style-name="gr43" svg:width="1.853cm" svg:height="1.43cm" svg:x="12.871cm" svg:y="0.439cm"><draw:text-box><text:p>Logique de contrôle</text:p></draw:text-box></draw:frame></text:p>
      <text:p text:style-name="P8"><draw:line text:anchor-type="paragraph" draw:z-index="95" draw:style-name="gr14" draw:text-style-name="P15" svg:x1="7.598cm" svg:y1="0.346cm" svg:x2="6.459cm" svg:y2="0.346cm"><text:p/></draw:line><draw:line text:anchor-type="paragraph" draw:z-index="97" draw:style-name="gr14" draw:text-style-name="P15" svg:x1="3.593cm" svg:y1="0.37cm" svg:x2="2.76cm" svg:y2="0.37cm"><text:p/></draw:line><draw:line text:anchor-type="paragraph" draw:z-index="101" draw:style-name="gr23" draw:text-style-name="P15" svg:x1="2.761cm" svg:y1="0.37cm" svg:x2="1.99cm" svg:y2="0.807cm"><text:p/></draw:line><draw:frame text:anchor-type="paragraph" draw:z-index="109" draw:style-name="gr36" svg:width="2.507cm" svg:height="1.033cm" svg:x="4.115cm" svg:y="0.065cm"><draw:text-box><text:p>prescaler</text:p></draw:text-box></draw:frame><draw:frame text:anchor-type="paragraph" draw:z-index="110" draw:style-name="gr36" svg:width="2.507cm" svg:height="1.033cm" svg:x="8.4cm" svg:y="0.023cm"><draw:text-box><text:p>compteur</text:p></draw:text-box></draw:frame><draw:line text:anchor-type="paragraph" draw:z-index="112" draw:style-name="gr38" draw:text-style-name="P15" svg:x1="10.502cm" svg:y1="0.395cm" svg:x2="12.661cm" svg:y2="0.395cm"><text:p/></draw:line><draw:line text:anchor-type="paragraph" draw:z-index="113" draw:style-name="gr14" draw:text-style-name="P15" svg:x1="11.679cm" svg:y1="0.067cm" svg:x2="11.28cm" svg:y2="0.746cm"><text:p/></draw:line><draw:line text:anchor-type="paragraph" draw:z-index="125" draw:style-name="gr9" draw:text-style-name="P15" svg:x1="14.863cm" svg:y1="0.303cm" svg:x2="15.754cm" svg:y2="0.303cm"><text:p/></draw:line></text:p>
      <text:p text:style-name="P8"><draw:g text:anchor-type="paragraph" draw:z-index="103" draw:style-name="gr6"><draw:rect draw:style-name="gr7" draw:text-style-name="P15" svg:width="0.309cm" svg:height="0.285cm" svg:x="0.706cm" svg:y="0.157cm"><text:p/></draw:rect><draw:line draw:style-name="gr8" draw:text-style-name="P15" svg:x1="0.705cm" svg:y1="0.157cm" svg:x2="1.014cm" svg:y2="0.441cm"><text:p/></draw:line><draw:line draw:style-name="gr8" draw:text-style-name="P15" svg:x1="0.705cm" svg:y1="0.441cm" svg:x2="1.014cm" svg:y2="0.157cm"><text:p/></draw:line></draw:g><draw:line text:anchor-type="paragraph" draw:z-index="100" draw:style-name="gr14" draw:text-style-name="P15" svg:x1="0.988cm" svg:y1="0.321cm" svg:x2="1.99cm" svg:y2="0.321cm"><text:p/></draw:line><draw:line text:anchor-type="paragraph" draw:z-index="115" draw:style-name="gr38" draw:text-style-name="P15" svg:x1="9.103cm" svg:y1="1.454cm" svg:x2="9.103cm" svg:y2="0.362cm"><text:p/></draw:line><draw:line text:anchor-type="paragraph" draw:z-index="116" draw:style-name="gr40" draw:text-style-name="P15" svg:x1="9.103cm" svg:y1="0.807cm" svg:x2="9.103cm" svg:y2="0.362cm"><text:p/></draw:line><draw:frame text:anchor-type="paragraph" draw:z-index="183" draw:style-name="gr62" draw:text-style-name="P20" svg:width="2.202cm" svg:height="1.696cm" svg:x="14.991cm" svg:y="0.178cm"><draw:text-box><text:p><text:span text:style-name="T15">Demande d'interruption</text:span></text:p><text:p><text:span text:style-name="T15">(Interrupt Request)</text:span></text:p></draw:text-box></draw:frame></text:p>
      <text:p text:style-name="P8"><draw:frame text:anchor-type="paragraph" draw:z-index="104" draw:style-name="gr34" svg:width="1.331cm" svg:height="0.747cm" svg:x="0.392cm" svg:y="0.139cm"><draw:text-box><text:p>broche</text:p></draw:text-box></draw:frame><draw:line text:anchor-type="paragraph" draw:z-index="123" draw:style-name="gr14" draw:text-style-name="P15" svg:x1="13.014cm" svg:y1="0.852cm" svg:x2="13.014cm" svg:y2="0.407cm"><text:p/></draw:line><draw:frame text:anchor-type="paragraph" draw:z-index="124" draw:style-name="gr44" draw:text-style-name="P20" svg:width="2.202cm" svg:height="0.937cm" svg:x="10.366cm" svg:y="0.478cm"><draw:text-box><text:p><text:span text:style-name="T15">Ordre de chargement</text:span></text:p></draw:text-box></draw:frame></text:p>
      <text:p text:style-name="P8"><draw:custom-shape text:anchor-type="paragraph" draw:z-index="119" draw:style-name="gr42" svg:width="0.89cm" svg:height="0.609cm" svg:x="8.659cm" svg:y="0.06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21" draw:style-name="gr9" draw:text-style-name="P15" svg:x1="13.014cm" svg:y1="0.365cm" svg:x2="9.313cm" svg:y2="0.365cm"><text:p/></draw:line></text:p>
      <text:p text:style-name="P8"><draw:line text:anchor-type="paragraph" draw:z-index="120" draw:style-name="gr38" draw:text-style-name="P15" svg:x1="9.149cm" svg:y1="0.183cm" svg:x2="9.149cm" svg:y2="0.721cm"><text:p/></draw:line></text:p>
      <text:p text:style-name="P8"><draw:rect text:anchor-type="paragraph" draw:z-index="117" draw:style-name="gr37" draw:text-style-name="P15" svg:width="2.904cm" svg:height="0.996cm" svg:x="7.622cm" svg:y="0.243cm"><text:p/></draw:rect><draw:frame text:anchor-type="paragraph" draw:z-index="118" draw:style-name="gr41" svg:width="2.317cm" svg:height="0.703cm" svg:x="8.209cm" svg:y="0.393cm"><draw:text-box><text:p>Autoreload</text:p></draw:text-box></draw:frame></text:p>
      <text:p text:style-name="P8"><draw:rect text:anchor-type="paragraph" draw:z-index="127" draw:style-name="gr2" draw:text-style-name="P15" svg:width="1.687cm" svg:height="0.75cm" svg:x="0.065cm" svg:y="0.448cm"><text:p/></draw:rect></text:p>
      <text:p text:style-name="P8"><draw:frame text:anchor-type="paragraph" draw:z-index="128" draw:style-name="gr45" draw:text-style-name="P21" svg:width="2.483cm" svg:height="0.532cm" svg:x="0.323cm" svg:y="0.099cm"><draw:text-box><text:p><text:span text:style-name="T3">Timer</text:span></text:p></draw:text-box></draw:frame></text:p>
      <text:p text:style-name="P8"/>
      <text:p text:style-name="P8"><text:soft-page-break/></text:p>
      <text:p text:style-name="P8"><text:span text:style-name="T4">Remarque :</text:span><text:span text:style-name="T2"> La figure précédente est très simpliste, et ne permet d'appréhender le Timer uniquement dans le but de générer un évènement périodique.</text:span></text:p>
      <text:p text:style-name="P8"/>
      <text:p text:style-name="P8">La plupart du temps, le compteur possède une entrée de contrôle <text:span text:style-name="T2">up / down</text:span> et le compteur fonctionne de manière purement <text:span text:style-name="T1">synchrone</text:span>. Ci-après un chronogramme qui montre le timer en mode décomptage ainsi qu'une analyse de <text:span text:style-name="T2">l'autorelaod</text:span>.</text:p>
      <text:p text:style-name="P8"/>
      <text:p text:style-name="P9">On suppose un mode de décomptage (down) et une valeur d'autoreload de 4 et qu'au départ, le compteur a la valeur 2.</text:p>
      <text:p text:style-name="P9"/>
      <text:p text:style-name="P9"/>
      <text:p text:style-name="P9"/>
      <text:p text:style-name="P9"/>
      <text:p text:style-name="P9"/>
      <text:p text:style-name="P9"/>
      <text:p text:style-name="P9"/>
      <text:p text:style-name="P9"><draw:frame text:anchor-type="paragraph" draw:z-index="162" draw:style-name="gr57" draw:text-style-name="P22" svg:width="2.232cm" svg:height="0.796cm" svg:x="4.644cm" svg:y="0.192cm"><draw:text-box><text:p><text:span text:style-name="T16">Retard volontairement exagéré (le front est la cause du changement)</text:span></text:p></draw:text-box></draw:frame><draw:frame text:anchor-type="paragraph" draw:z-index="140" draw:style-name="gr54" draw:text-style-name="P20" svg:width="2.109cm" svg:height="0.849cm" svg:x="1.03cm" svg:y="0.213cm"><draw:text-box><text:p><text:span text:style-name="T15">Valeur compteur</text:span></text:p></draw:text-box></draw:frame></text:p>
      <text:p text:style-name="P8"><draw:path text:anchor-type="paragraph" draw:z-index="161" draw:style-name="gr56" draw:text-style-name="P15" svg:width="2.825cm" svg:height="0.932cm" svg:x="1.655cm" svg:y="0.173cm" svg:viewBox="0 0 2826 933" svg:d="m0 933c234-675 2826-933 2826-933"><text:p/></draw:path><draw:frame text:anchor-type="paragraph" draw:z-index="182" draw:style-name="gr61" draw:text-style-name="P19" svg:width="2.453cm" svg:height="0.817cm" svg:x="12.848cm" svg:y="0.152cm"><draw:text-box><text:p><text:span text:style-name="T12">Evènement (Demande d'IT)</text:span></text:p></draw:text-box></draw:frame></text:p>
      <text:p text:style-name="P8"><draw:custom-shape text:anchor-type="paragraph" draw:z-index="179" draw:style-name="gr60" draw:text-style-name="P15" svg:width="0.518cm" svg:height="0.743cm" svg:x="3.26cm" svg:y="0.109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draw:custom-shape text:anchor-type="paragraph" draw:z-index="180" draw:style-name="gr60" draw:text-style-name="P15" svg:width="0.518cm" svg:height="0.743cm" svg:x="7.691cm" svg:y="0.109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draw:custom-shape text:anchor-type="paragraph" draw:z-index="181" draw:style-name="gr60" draw:text-style-name="P15" svg:width="0.518cm" svg:height="0.743cm" svg:x="12.25cm" svg:y="0.109cm"><text:p/><draw:enhanced-geometry svg:viewBox="0 0 640 861" draw:mirror-vertical="true" draw:mirror-horizontal="true" draw:text-areas="257 295 414 566" draw:type="non-primitive" draw:enhanced-path="M 640 233 L 221 293 506 12 367 0 29 406 431 347 145 645 99 520 0 861 326 765 209 711 640 233 640 233 Z N"/></draw:custom-shape></text:p>
      <text:p text:style-name="P8"/>
      <text:p text:style-name="P8"><draw:line text:anchor-type="paragraph" draw:z-index="133" draw:style-name="gr47" draw:text-style-name="P15" svg:x1="0.697cm" svg:y1="0.386cm" svg:x2="14.302cm" svg:y2="0.386cm"><text:p/></draw:line><draw:line text:anchor-type="paragraph" draw:z-index="134" draw:style-name="gr47" draw:text-style-name="P15" svg:x1="0.815cm" svg:y1="0.783cm" svg:x2="0.815cm" svg:y2="-1.136cm"><text:p/></draw:line><draw:frame text:anchor-type="paragraph" draw:z-index="135" draw:style-name="gr48" svg:width="1.569cm" svg:height="0.892cm" svg:x="14.559cm" svg:y="0.175cm"><draw:text-box><text:p>t</text:p></draw:text-box></draw:frame><draw:g text:anchor-type="paragraph" draw:z-index="136" draw:style-name="gr6"><draw:line draw:style-name="gr49" draw:text-style-name="P15" svg:x1="0.697cm" svg:y1="-2.017cm" svg:x2="14.302cm" svg:y2="-2.017cm"><text:p/></draw:line><draw:line draw:style-name="gr49" draw:text-style-name="P15" svg:x1="0.815cm" svg:y1="-1.621cm" svg:x2="0.815cm" svg:y2="-3.54cm"><text:p/></draw:line><draw:frame draw:style-name="gr50" svg:width="1.569cm" svg:height="0.892cm" svg:x="14.559cm" svg:y="-2.229cm"><draw:text-box><text:p>t</text:p></draw:text-box></draw:frame><draw:frame draw:style-name="gr51" draw:text-style-name="P20" svg:width="2.109cm" svg:height="0.849cm" svg:x="0.977cm" svg:y="-4.03cm"><draw:text-box><text:p><text:span text:style-name="T15">horloge compteur</text:span></text:p></draw:text-box></draw:frame></draw:g><draw:g text:anchor-type="paragraph" draw:z-index="137" draw:style-name="gr6"><draw:g draw:style-name="gr52"><draw:rect draw:style-name="gr7" draw:text-style-name="P15" svg:width="0.445cm" svg:height="0.486cm" svg:x="0.631cm" svg:y="-2.503cm"><text:p/></draw:rect><draw:rect draw:style-name="gr7" draw:text-style-name="P15" svg:width="0.445cm" svg:height="0.486cm" svg:x="1.52cm" svg:y="-2.503cm"><text:p/></draw:rect></draw:g><draw:g draw:style-name="gr52"><draw:rect draw:style-name="gr7" draw:text-style-name="P15" svg:width="0.445cm" svg:height="0.486cm" svg:x="1.52cm" svg:y="-2.503cm"><text:p/></draw:rect><draw:rect draw:style-name="gr7" draw:text-style-name="P15" svg:width="0.445cm" svg:height="0.486cm" svg:x="2.409cm" svg:y="-2.503cm"><text:p/></draw:rect></draw:g><draw:g draw:style-name="gr52"><draw:rect draw:style-name="gr7" draw:text-style-name="P15" svg:width="0.445cm" svg:height="0.486cm" svg:x="2.409cm" svg:y="-2.503cm"><text:p/></draw:rect><draw:rect draw:style-name="gr7" draw:text-style-name="P15" svg:width="0.445cm" svg:height="0.486cm" svg:x="3.298cm" svg:y="-2.503cm"><text:p/></draw:rect></draw:g><draw:g draw:style-name="gr52"><draw:rect draw:style-name="gr7" draw:text-style-name="P15" svg:width="0.445cm" svg:height="0.486cm" svg:x="3.298cm" svg:y="-2.503cm"><text:p/></draw:rect><draw:rect draw:style-name="gr7" draw:text-style-name="P15" svg:width="0.445cm" svg:height="0.486cm" svg:x="4.187cm" svg:y="-2.503cm"><text:p/></draw:rect></draw:g><draw:g draw:style-name="gr52"><draw:rect draw:style-name="gr7" draw:text-style-name="P15" svg:width="0.445cm" svg:height="0.486cm" svg:x="4.187cm" svg:y="-2.503cm"><text:p/></draw:rect><draw:rect draw:style-name="gr7" draw:text-style-name="P15" svg:width="0.445cm" svg:height="0.486cm" svg:x="5.076cm" svg:y="-2.503cm"><text:p/></draw:rect></draw:g><draw:g draw:style-name="gr52"><draw:rect draw:style-name="gr7" draw:text-style-name="P15" svg:width="0.445cm" svg:height="0.486cm" svg:x="5.076cm" svg:y="-2.503cm"><text:p/></draw:rect><draw:rect draw:style-name="gr7" draw:text-style-name="P15" svg:width="0.445cm" svg:height="0.486cm" svg:x="5.965cm" svg:y="-2.503cm"><text:p/></draw:rect></draw:g><draw:g draw:style-name="gr52"><draw:rect draw:style-name="gr7" draw:text-style-name="P15" svg:width="0.445cm" svg:height="0.486cm" svg:x="5.965cm" svg:y="-2.503cm"><text:p/></draw:rect><draw:rect draw:style-name="gr7" draw:text-style-name="P15" svg:width="0.445cm" svg:height="0.486cm" svg:x="6.854cm" svg:y="-2.503cm"><text:p/></draw:rect></draw:g><draw:g draw:style-name="gr52"><draw:rect draw:style-name="gr7" draw:text-style-name="P15" svg:width="0.445cm" svg:height="0.486cm" svg:x="6.854cm" svg:y="-2.503cm"><text:p/></draw:rect><draw:rect draw:style-name="gr7" draw:text-style-name="P15" svg:width="0.445cm" svg:height="0.486cm" svg:x="7.743cm" svg:y="-2.503cm"><text:p/></draw:rect></draw:g><draw:g draw:style-name="gr52"><draw:rect draw:style-name="gr7" draw:text-style-name="P15" svg:width="0.445cm" svg:height="0.486cm" svg:x="7.743cm" svg:y="-2.503cm"><text:p/></draw:rect><draw:rect draw:style-name="gr7" draw:text-style-name="P15" svg:width="0.445cm" svg:height="0.486cm" svg:x="8.632cm" svg:y="-2.503cm"><text:p/></draw:rect></draw:g><draw:g draw:style-name="gr52"><draw:rect draw:style-name="gr7" draw:text-style-name="P15" svg:width="0.445cm" svg:height="0.486cm" svg:x="8.632cm" svg:y="-2.503cm"><text:p/></draw:rect><draw:rect draw:style-name="gr7" draw:text-style-name="P15" svg:width="0.445cm" svg:height="0.486cm" svg:x="9.521cm" svg:y="-2.503cm"><text:p/></draw:rect></draw:g><draw:g draw:style-name="gr52"><draw:rect draw:style-name="gr7" draw:text-style-name="P15" svg:width="0.445cm" svg:height="0.486cm" svg:x="9.521cm" svg:y="-2.503cm"><text:p/></draw:rect><draw:rect draw:style-name="gr7" draw:text-style-name="P15" svg:width="0.445cm" svg:height="0.486cm" svg:x="10.41cm" svg:y="-2.503cm"><text:p/></draw:rect></draw:g><draw:g draw:style-name="gr52"><draw:rect draw:style-name="gr7" draw:text-style-name="P15" svg:width="0.445cm" svg:height="0.486cm" svg:x="10.41cm" svg:y="-2.503cm"><text:p/></draw:rect><draw:rect draw:style-name="gr7" draw:text-style-name="P15" svg:width="0.445cm" svg:height="0.486cm" svg:x="11.299cm" svg:y="-2.503cm"><text:p/></draw:rect></draw:g><draw:g draw:style-name="gr52"><draw:rect draw:style-name="gr7" draw:text-style-name="P15" svg:width="0.445cm" svg:height="0.486cm" svg:x="11.299cm" svg:y="-2.503cm"><text:p/></draw:rect><draw:rect draw:style-name="gr7" draw:text-style-name="P15" svg:width="0.445cm" svg:height="0.486cm" svg:x="12.188cm" svg:y="-2.503cm"><text:p/></draw:rect></draw:g></draw:g><draw:rect text:anchor-type="paragraph" draw:z-index="138" draw:style-name="gr53" draw:text-style-name="P15" svg:width="0.338cm" svg:height="0.78cm" svg:x="0.397cm" svg:y="-2.63cm"><text:p/></draw:rect><draw:line text:anchor-type="paragraph" draw:z-index="139" draw:style-name="gr19" draw:text-style-name="P15" svg:x1="1.52cm" svg:y1="-2.503cm" svg:x2="1.513cm" svg:y2="0.704cm"><text:p/></draw:line><draw:line text:anchor-type="paragraph" draw:z-index="141" draw:style-name="gr19" draw:text-style-name="P15" svg:x1="2.416cm" svg:y1="-2.503cm" svg:x2="2.409cm" svg:y2="-0.106cm"><text:p/></draw:line><draw:rect text:anchor-type="paragraph" draw:z-index="142" draw:style-name="gr37" draw:text-style-name="P15" svg:width="0.904cm" svg:height="0.493cm" svg:x="1.605cm" svg:y="-0.106cm"><text:p/></draw:rect><draw:rect text:anchor-type="paragraph" draw:z-index="143" draw:style-name="gr37" draw:text-style-name="P15" svg:width="0.904cm" svg:height="0.493cm" svg:x="0.702cm" svg:y="-0.106cm"><text:p/></draw:rect><draw:rect text:anchor-type="paragraph" draw:z-index="144" draw:style-name="gr37" draw:text-style-name="P15" svg:width="0.904cm" svg:height="0.493cm" svg:x="2.508cm" svg:y="-0.106cm"><text:p/></draw:rect><draw:rect text:anchor-type="paragraph" draw:z-index="145" draw:style-name="gr53" draw:text-style-name="P15" svg:width="0.246cm" svg:height="0.78cm" svg:x="0.504cm" svg:y="-0.25cm"><text:p/></draw:rect><draw:rect text:anchor-type="paragraph" draw:z-index="146" draw:style-name="gr37" draw:text-style-name="P15" svg:width="0.904cm" svg:height="0.493cm" svg:x="3.411cm" svg:y="-0.106cm"><text:p/></draw:rect><draw:rect text:anchor-type="paragraph" draw:z-index="147" draw:style-name="gr37" draw:text-style-name="P15" svg:width="0.904cm" svg:height="0.493cm" svg:x="4.314cm" svg:y="-0.106cm"><text:p/></draw:rect><draw:rect text:anchor-type="paragraph" draw:z-index="148" draw:style-name="gr37" draw:text-style-name="P15" svg:width="0.904cm" svg:height="0.493cm" svg:x="5.218cm" svg:y="-0.106cm"><text:p/></draw:rect><draw:rect text:anchor-type="paragraph" draw:z-index="149" draw:style-name="gr37" draw:text-style-name="P15" svg:width="0.904cm" svg:height="0.493cm" svg:x="6.121cm" svg:y="-0.106cm"><text:p/></draw:rect><draw:rect text:anchor-type="paragraph" draw:z-index="150" draw:style-name="gr37" draw:text-style-name="P15" svg:width="0.904cm" svg:height="0.493cm" svg:x="7.024cm" svg:y="-0.106cm"><text:p/></draw:rect><draw:rect text:anchor-type="paragraph" draw:z-index="151" draw:style-name="gr37" draw:text-style-name="P15" svg:width="0.904cm" svg:height="0.493cm" svg:x="7.927cm" svg:y="-0.106cm"><text:p/></draw:rect><draw:rect text:anchor-type="paragraph" draw:z-index="152" draw:style-name="gr37" draw:text-style-name="P15" svg:width="0.904cm" svg:height="0.493cm" svg:x="8.83cm" svg:y="-0.106cm"><text:p/></draw:rect><draw:rect text:anchor-type="paragraph" draw:z-index="153" draw:style-name="gr37" draw:text-style-name="P15" svg:width="0.904cm" svg:height="0.493cm" svg:x="9.733cm" svg:y="-0.106cm"><text:p/></draw:rect><draw:rect text:anchor-type="paragraph" draw:z-index="154" draw:style-name="gr37" draw:text-style-name="P15" svg:width="0.904cm" svg:height="0.493cm" svg:x="10.636cm" svg:y="-0.106cm"><text:p/></draw:rect><draw:rect text:anchor-type="paragraph" draw:z-index="155" draw:style-name="gr37" draw:text-style-name="P15" svg:width="0.904cm" svg:height="0.493cm" svg:x="11.539cm" svg:y="-0.106cm"><text:p/></draw:rect><draw:frame text:anchor-type="paragraph" draw:z-index="156" draw:style-name="gr55" draw:text-style-name="P19" svg:width="11.418cm" svg:height="0.373cm" svg:x="1.025cm" svg:y="-0.03cm"><draw:text-box><text:p><text:span text:style-name="T12">2 <text:s text:c="8"/>1 <text:s text:c="9"/>0 <text:s text:c="8"/>4 <text:s text:c="7"/>3 <text:s text:c="10"/>2 <text:s text:c="10"/>1 <text:s text:c="9"/>0 <text:s text:c="7"/>4 <text:s text:c="8"/>3 <text:s text:c="9"/>2 <text:s text:c="8"/>1 <text:s text:c="9"/>0</text:span></text:p></draw:text-box></draw:frame><draw:line text:anchor-type="paragraph" draw:z-index="157" draw:style-name="gr47" draw:text-style-name="P15" svg:x1="0.815cm" svg:y1="2.532cm" svg:x2="0.815cm" svg:y2="1.042cm"><text:p/></draw:line><draw:line text:anchor-type="paragraph" draw:z-index="158" draw:style-name="gr47" draw:text-style-name="P15" svg:x1="0.697cm" svg:y1="2.198cm" svg:x2="14.302cm" svg:y2="2.198cm"><text:p/></draw:line><draw:frame text:anchor-type="paragraph" draw:z-index="159" draw:style-name="gr48" svg:width="1.569cm" svg:height="0.892cm" svg:x="14.559cm" svg:y="1.76cm"><draw:text-box><text:p>t</text:p></draw:text-box></draw:frame><draw:ellipse text:anchor-type="paragraph" draw:z-index="160" draw:style-name="gr37" draw:text-style-name="P15" svg:width="0.502cm" svg:height="1.008cm" svg:x="1.293cm" svg:y="-0.355cm"><text:p/></draw:ellipse><draw:frame text:anchor-type="paragraph" draw:z-index="163" draw:style-name="gr54" draw:text-style-name="P20" svg:width="2.109cm" svg:height="0.849cm" svg:x="0.926cm" svg:y="0.766cm"><draw:text-box><text:p><text:span text:style-name="T15">Ordre de chargement</text:span></text:p></draw:text-box></draw:frame><draw:line text:anchor-type="paragraph" draw:z-index="164" draw:style-name="gr19" draw:text-style-name="P15" svg:x1="2.508cm" svg:y1="0.06cm" svg:x2="2.496cm" svg:y2="2.746cm"><text:p/></draw:line><draw:rect text:anchor-type="paragraph" draw:z-index="165" draw:style-name="gr37" draw:text-style-name="P15" svg:width="0.904cm" svg:height="0.493cm" svg:x="2.591cm" svg:y="1.706cm"><text:p/></draw:rect><draw:ellipse text:anchor-type="paragraph" draw:z-index="166" draw:style-name="gr37" draw:text-style-name="P15" svg:width="0.502cm" svg:height="1.008cm" svg:x="2.279cm" svg:y="1.614cm"><text:p/></draw:ellipse><draw:path text:anchor-type="paragraph" draw:z-index="167" draw:style-name="gr56" draw:text-style-name="P15" svg:width="1.763cm" svg:height="1.108cm" draw:transform="rotate (3.1415926535892) translate (4.35504166666667cm 3.730625cm)" svg:viewBox="0 0 1764 1109" svg:d="m1764-155574c-146-802-1764-1109-1764-1109"><text:p/></draw:path><draw:frame text:anchor-type="paragraph" draw:z-index="168" draw:style-name="gr57" draw:text-style-name="P22" svg:width="2.232cm" svg:height="0.796cm" svg:x="4.491cm" svg:y="3.136cm"><draw:text-box><text:p><text:span text:style-name="T16">Retard volontairement exagéré (la valeur 0 est la cause de l'impulsion)</text:span></text:p></draw:text-box></draw:frame><draw:path text:anchor-type="paragraph" draw:z-index="169" draw:style-name="gr56" draw:text-style-name="P15" svg:width="0.708cm" svg:height="1.318cm" svg:x="2.986cm" svg:y="0.386cm" svg:viewBox="0 0 709 1319" svg:d="m0 1319c432-90 709-1319 709-1319"><text:p/></draw:path><draw:frame text:anchor-type="paragraph" draw:z-index="170" draw:style-name="gr57" draw:text-style-name="P22" svg:width="2.543cm" svg:height="0.796cm" svg:x="3.695cm" svg:y="0.91cm"><draw:text-box><text:p><text:span text:style-name="T16">Rechargement synchrone : l'ordre vaut '1' ET il y a un front montant</text:span></text:p></draw:text-box></draw:frame><draw:line text:anchor-type="paragraph" draw:z-index="171" draw:style-name="gr19" draw:text-style-name="P15" svg:x1="9.733cm" svg:y1="-0.106cm" svg:x2="9.733cm" svg:y2="-0.96cm"><text:p/></draw:line><draw:line text:anchor-type="paragraph" draw:z-index="172" draw:style-name="gr19" draw:text-style-name="P15" svg:x1="8.83cm" svg:y1="-0.106cm" svg:x2="8.83cm" svg:y2="-0.96cm"><text:p/></draw:line><draw:line text:anchor-type="paragraph" draw:z-index="173" draw:style-name="gr58" draw:text-style-name="P15" svg:x1="8.83cm" svg:y1="-0.665cm" svg:x2="9.733cm" svg:y2="-0.665cm"><text:p/></draw:line><draw:frame text:anchor-type="paragraph" draw:z-index="174" draw:style-name="gr59" svg:width="0.673cm" svg:height="0.685cm" svg:x="8.934cm" svg:y="-1.349cm"><draw:text-box><text:p>T<text:span text:style-name="T17">ck</text:span></text:p></draw:text-box></draw:frame><draw:line text:anchor-type="paragraph" draw:z-index="175" draw:style-name="gr19" draw:text-style-name="P15" svg:x1="7.024cm" svg:y1="1.059cm" svg:x2="7.024cm" svg:y2="0.205cm"><text:p/></draw:line><draw:line text:anchor-type="paragraph" draw:z-index="176" draw:style-name="gr19" draw:text-style-name="P15" svg:x1="11.539cm" svg:y1="1.196cm" svg:x2="11.539cm" svg:y2="0.342cm"><text:p/></draw:line><draw:line text:anchor-type="paragraph" draw:z-index="177" draw:style-name="gr58" draw:text-style-name="P15" svg:x1="7.024cm" svg:y1="0.848cm" svg:x2="11.54cm" svg:y2="0.85cm"><text:p/></draw:line><draw:frame text:anchor-type="paragraph" draw:z-index="178" draw:style-name="gr59" svg:width="0.673cm" svg:height="0.685cm" svg:x="8.363cm" svg:y="0.961cm"><draw:text-box><text:p>T</text:p></draw:text-box></draw:frame></text:p>
      <text:p text:style-name="P8"/>
      <text:p text:style-name="P8"/>
      <text:p text:style-name="P8"/>
      <text:p text:style-name="P5"/>
      <text:p text:style-name="P5"/>
      <text:p text:style-name="P5"/>
      <text:p text:style-name="P5"/>
      <text:p text:style-name="P5"/>
      <text:p text:style-name="P8">Sur cet exemple, la durée T est la période d'évolution de la séquence du Timer. Elle vaut 5 T<text:span text:style-name="T10">ck</text:span>. T<text:span text:style-name="T10">ck</text:span> étant la période d'horloge.</text:p>
      <text:p text:style-name="P6"><text:span text:style-name="T2">Ainsi, en généralisant, si l'on souhaite une période pour la séquence du Timer de n.T</text:span><text:span text:style-name="T11">ck</text:span><text:span text:style-name="T2">, on placera dans le registre T</text:span><text:span text:style-name="T11">ck</text:span><text:span text:style-name="T2"> la valeur n-1</text:span>.</text:p>
      <text:p text:style-name="P8"/>
      <text:p text:style-name="P8">La génération de l'évènement (demande d'interruption par exemple, mais pas forcément) se traduit physiquement par une impulsion qui a lieu à l'underflow (décomptage) ou overflow (comptage). L'underflow est <text:s/>le passage de 0 à la valeur suivante (0xFFFF si l'autorelaod n'est pas configuré, valeur de l'autorelaod dans le cas contraire).</text:p>
      <text:p text:style-name="P5"/>
      <text:p text:style-name="P5"/>
      <text:p text:style-name="P8"><text:s/><text:span text:style-name="T2"><text:s/></text:span></text:p>
      <text:p text:style-name="P8"/>
      <text:p text:style-name="P8"/>
      <text:p text:style-name="P8"/>
      <text:p text:style-name="P8"/>
      <text:p text:style-name="P8"/>
      <text:p text:style-name="P5"><text:soft-page-break/>3- Travail de l'étudiant – <text:s/>fonctionnement des Timers du STM32</text:p>
      <text:p text:style-name="P8"><text:s/></text:p>
      <text:p text:style-name="P8"><text:span text:style-name="T1">NB: </text:span>Sur la documentation, un schéma fonctionnel est donné. Il montre des entrées et sorties. <text:span text:style-name="T1">Ce ne sont pas les IO</text:span>. Ce sont les entrées et sorties du périphériques qui sont susceptibles d'être reliées aux broches (IO) de la puce (en configurant l'IO sur <text:span text:style-name="T2">alternate function</text:span>).</text:p>
      <text:p text:style-name="P6"/>
      <text:p text:style-name="P8">Créez dans le répertoire <text:span text:style-name="T2">Couche_Driver</text:span>, <text:s/>le fichier<text:span text:style-name="T2"> Timer_234.c</text:span> ainsi que l'entête associée, <text:s/><text:span text:style-name="T2">Timer_234.h.</text:span></text:p>
      <text:p text:style-name="P8">On vous demande de rédiger une fonction, utile pas la suite, dont le prototype est le suivant :</text:p>
      <text:p text:style-name="P8"/>
      <text:p text:style-name="P8"><text:span text:style-name="T3">float</text:span> Timer_234_Init(<text:span text:style-name="T3">char</text:span> Timer, <text:span text:style-name="T3">float </text:span>Duree_us,<text:span text:style-name="T3"> float</text:span> Frequence_Ck_Timer_Mhz )</text:p>
      <text:p text:style-name="P8"/>
      <text:p text:style-name="P8"><text:span text:style-name="T2">Timer</text:span> : de 2 à 4, c'est le numéro du timer</text:p>
      <text:p text:style-name="P8"><text:span text:style-name="T2">Duree_us</text:span> : c'est l'intervalle de temps exprimé en µs entre deux débordements successifs</text:p>
      <text:p text:style-name="P8"><text:span text:style-name="T2">Frequence_Ck_Timer_Mhz</text:span> : la fréquence qui attaque le prescaler du Timer, en Mhz</text:p>
      <text:p text:style-name="P8">Renvoie la durée véritable, au plus proche de la valeur souhaitée, en µs. Lance le timer.</text:p>
      <text:p text:style-name="P8"/>
      <text:p text:style-name="P8"/>
      <text:p text:style-name="P8">Vérifier que la fonction répond bien aux attentes, en créant un fichier <text:span text:style-name="T2">Test_Timer_234.c</text:span>. Par exemple, faites clignoter une diode. Pour cela, se renseigner sur la carte <text:span text:style-name="T2">MCBSTM32</text:span>, (aide de KEIL), vous y apprendrez sur quel port sont branchées les LEDs disponibles, ainsi que la manière dont elles y sont connectées.</text:p>
      <text:p text:style-name="P8">Par exemple, choisissez une période de 500ms pour le clignotement. Le changement d'état s'obtiendra en scrutant le flag d'interruption (on ne fonctionne pas en mode interruptif).</text:p>
      <text:p text:style-name="P5"/>
      <text:p text:style-name="P5">Annexe : Le circuit d'horloge dans le STM32, introduction </text:p>
      <text:p text:style-name="P5"/>
      <text:p text:style-name="P8">Lors du précédent TP, vous avez dû noter une ligne particulière dans le code source GPIO.c :</text:p>
      <text:p text:style-name="P13"/>
      <text:p text:style-name="P14">// Activer horloges A, B et C</text:p>
      <text:p text:style-name="P14">(RCC-&gt;APB2ENR)=(RCC-&gt;APB2ENR) | RCC_IOPAEN | RCC_IOPBEN | RCC_IOPCEN;</text:p>
      <text:p text:style-name="P14"/>
      <text:p text:style-name="P8">Ceci est une particularité du micro-contrôleur STM32. Chaque périphérique n'est pas, par défaut, relié à une horloge. L'intérêt est <text:span text:style-name="T1">l'économie d'énergie</text:span>. En effet, un circuit électronique relié à une horloge, même s'il ne pilote pas de dispositif, dissipe une puissance proportionnelle à la fréquence d'horloge.</text:p>
      <text:p text:style-name="P8"/>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hatch draw:name="Black_20_45_20_Degrees" draw:display-name="Black 45 Degrees" draw:style="single" draw:color="#000000" draw:distance="0.102cm" draw:rotation="450"/>
    <draw:marker draw:name="Arrow_20_concave" draw:display-name="Arrow concave" svg:viewBox="0 0 1131 1580" svg:d="m1013 1491 118 89-567-1580-564 1580 114-85 136-68 148-46 161-17 161 13 153 46z"/>
    <draw:marker draw:name="Extrémité_20_de_20_ligne_20_1" draw:display-name="Extrémité de ligne 1" svg:viewBox="0 0 1131 1580" svg:d="m1013 1491 118 89-567-1580-564 1580 114-85 136-68 148-46 161-17 161 13 153 46z"/>
    <draw:marker draw:name="Extrémité_20_de_20_ligne_20_2" draw:display-name="Extrémité de ligne 2"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weight="bold" style:font-weight-asian="bold" style:font-weight-complex="bold"/>
    </style:style>
    <style:style style:name="MT2" style:family="text">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Formation STM32<text:tab/><text:tab/><text:span text:style-name="MT1">Les Timers (TIMx)</text:span></text:p>
      </style:header>
      <style:footer>
        <text:p text:style-name="Footer"><text:s/><text:span text:style-name="MT2"><text:file-name text:display="name-and-extension">Formation_STM32_Timer.odt</text:file-name></text:span><text:span text:style-name="MT2"> <text:s text:c="19"/></text:span><text:tab/><text:page-number text:select-page="current">3</text:page-number>/<text:page-count>4</text:page-count> <text:s text:c="22"/>Periph team – GEI – INSA Toulous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04T15:20:31.40</dc:date>
    <meta:editing-duration>PT22H18M51S</meta:editing-duration>
    <meta:editing-cycles>27</meta:editing-cycles>
    <meta:generator>OpenOffice.org/3.0$Win32 OpenOffice.org_project/300m15$Build-9379</meta:generator>
    <meta:document-statistic meta:table-count="0" meta:image-count="0" meta:object-count="0" meta:page-count="4" meta:paragraph-count="46" meta:word-count="939" meta:character-count="5863"/>
    <meta:user-defined meta:name="Info 1"/>
    <meta:user-defined meta:name="Info 2"/>
    <meta:user-defined meta:name="Info 3"/>
    <meta:user-defined meta:name="Info 4"/>
  </office:meta>
</office:document-meta>
</file>